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7.094cm" fo:min-width="15.06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cfd5ea" svg:stroke-opacity="90%" draw:stroke-linejoin="miter" svg:stroke-linecap="butt" draw:fill="solid" draw:fill-color="#cfd5ea" draw:opacity="90%" draw:textarea-horizontal-align="center" draw:textarea-vertical-align="middle" draw:auto-grow-height="false" draw:auto-grow-width="false" fo:min-height="3.513cm" fo:min-width="2.691cm" fo:padding-top="0.788cm" fo:padding-bottom="0.788cm" fo:padding-left="1.554cm" fo:padding-right="1.577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2.009cm" fo:min-width="2.009cm" fo:padding-top="0.451cm" fo:padding-bottom="0.451cm" fo:padding-left="0.451cm" fo:padding-right="0.45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2f528f" svg:stroke-opacity="100%" draw:stroke-linejoin="miter" svg:stroke-linecap="butt" draw:fill="none" draw:textarea-horizontal-align="center" draw:textarea-vertical-align="middle" draw:auto-grow-height="false" draw:auto-grow-width="false" fo:min-height="7.094cm" fo:min-width="7.1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min-height="0.686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686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212cm" fo:line-height="90%" fo:text-align="center" fo:text-indent="0cm" style:punctuation-wrap="hanging" loext:tab-stop-distance="0cm">
        <style:tab-stops/>
      </style:paragraph-properties>
    </style:style>
    <style:style style:name="P3" style:family="paragraph">
      <loext:graphic-properties draw:fill="solid" draw:fill-color="#cfd5ea" draw:opacity="90%"/>
      <style:paragraph-properties fo:margin-left="0cm" fo:margin-right="0cm" fo:margin-top="0cm" fo:margin-bottom="0.212cm" fo:line-height="90%" fo:text-align="center" fo:text-indent="0cm" style:punctuation-wrap="hanging" loext:tab-stop-distance="0cm" style:writing-mode="lr-tb" style:font-independent-line-spacing="true">
        <style:tab-stops/>
      </style:paragraph-properties>
    </style:style>
    <style:style style:name="P4" style:family="paragraph">
      <loext:graphic-properties draw:fill="solid" draw:fill-color="#4472c4" draw:opacity="100%"/>
      <style:paragraph-properties fo:margin-left="0cm" fo:margin-right="0cm" fo:margin-top="0cm" fo:margin-bottom="0.212cm" fo:line-height="90%" fo:text-align="center" fo:text-indent="0cm" style:punctuation-wrap="hanging" loext:tab-stop-distance="0cm" style:writing-mode="lr-tb" style:font-independent-line-spacing="tru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P7" style:family="paragraph">
      <loext:graphic-properties draw:fill="none"/>
      <style:paragraph-properties style:font-independent-line-spacing="tru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g draw:style-name="gr1">
          <draw:custom-shape draw:name="Rectangle 4" draw:style-name="gr2" draw:text-style-name="P1" draw:layer="layout" svg:width="15.574cm" svg:height="7.348cm" svg:x="5.131cm" svg:y="6.071cm">
            <text:p/>
            <draw:enhanced-geometry svg:viewBox="0 0 21600 21600" draw:type="non-primitive" draw:enhanced-path="M 0 0 L 21600 0 21600 21600 0 21600 Z N"/>
          </draw:custom-shape>
          <draw:g draw:name="Diagram 3" draw:style-name="gr1">
            <draw:custom-shape draw:style-name="gr3" draw:text-style-name="P3" draw:layer="layout" svg:width="5.821cm" svg:height="5.088cm" svg:x="7.111cm" svg:y="6.832cm">
              <text:p text:style-name="P2"><text:span text:style-name="T1">bidsmapper (step 1a)</text:span></text:p>
              <draw:enhanced-geometry svg:viewBox="0 0 2095500 1831730" draw:text-areas="?f24 ?f26 ?f25 ?f27" draw:glue-points="?f16 ?f17 ?f18 ?f17 ?f18 ?f19 ?f20 ?f21 ?f18 ?f22 ?f18 ?f23 ?f16 ?f23 ?f16 ?f17" draw:type="non-primitive" draw:enhanced-path="M 0 274760 L 1179635 274760 1179635 0 2095500 915865 1179635 1831730 1179635 1556971 0 1556971 0 27476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draw:style-name="gr4" draw:text-style-name="P4" draw:layer="layout" svg:width="2.91cm" svg:height="2.91cm" svg:x="5.655cm" svg:y="7.921cm">
              <text:p text:style-name="P2"><text:span text:style-name="T2">template bidsmap</text:span></text:p>
              <draw:enhanced-geometry svg:viewBox="0 0 1047750 1047750" draw:text-areas="?f20 ?f22 ?f21 ?f23" draw:glue-points="?f14 ?f15 ?f16 ?f17 ?f18 ?f15 ?f16 ?f19 ?f14 ?f15" draw:type="non-primitive" draw:enhanced-path="M 0 523875 C 0 234547 234547 0 523875 0 813203 0 1047750 234547 1047750 523875 1047750 813203 813203 1047750 523875 1047750 234547 1047750 0 813203 0 52387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  <draw:custom-shape draw:style-name="gr3" draw:text-style-name="P3" draw:layer="layout" svg:width="5.821cm" svg:height="5.088cm" svg:x="14.751cm" svg:y="6.832cm">
              <text:p text:style-name="P2"><text:span text:style-name="T1">bidseditor (step 1b)</text:span></text:p>
              <draw:enhanced-geometry svg:viewBox="0 0 2095500 1831730" draw:text-areas="?f24 ?f26 ?f25 ?f27" draw:glue-points="?f16 ?f17 ?f18 ?f17 ?f18 ?f19 ?f20 ?f21 ?f18 ?f22 ?f18 ?f23 ?f16 ?f23 ?f16 ?f17" draw:type="non-primitive" draw:enhanced-path="M 0 274760 L 1179635 274760 1179635 0 2095500 915865 1179635 1831730 1179635 1556971 0 1556971 0 27476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draw:style-name="gr4" draw:text-style-name="P4" draw:layer="layout" svg:width="2.91cm" svg:height="2.91cm" svg:x="13.295cm" svg:y="7.921cm">
              <text:p text:style-name="P2"><text:span text:style-name="T2">study bidsmap</text:span></text:p>
              <draw:enhanced-geometry svg:viewBox="0 0 1047750 1047750" draw:text-areas="?f20 ?f22 ?f21 ?f23" draw:glue-points="?f14 ?f15 ?f16 ?f17 ?f18 ?f15 ?f16 ?f19 ?f14 ?f15" draw:type="non-primitive" draw:enhanced-path="M 0 523875 C 0 234547 234547 0 523875 0 813203 0 1047750 234547 1047750 523875 1047750 813203 813203 1047750 523875 1047750 234547 1047750 0 813203 0 52387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  <draw:custom-shape draw:style-name="gr3" draw:text-style-name="P3" draw:layer="layout" svg:width="5.821cm" svg:height="5.088cm" svg:x="22.39cm" svg:y="6.832cm">
              <text:p text:style-name="P2"><text:span text:style-name="T1">bidscoiner (step 2)</text:span></text:p>
              <draw:enhanced-geometry svg:viewBox="0 0 2095500 1831730" draw:text-areas="?f24 ?f26 ?f25 ?f27" draw:glue-points="?f16 ?f17 ?f18 ?f17 ?f18 ?f19 ?f20 ?f21 ?f18 ?f22 ?f18 ?f23 ?f16 ?f23 ?f16 ?f17" draw:type="non-primitive" draw:enhanced-path="M 0 274760 L 1179635 274760 1179635 0 2095500 915865 1179635 1831730 1179635 1556971 0 1556971 0 27476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95500"/>
                <draw:equation draw:name="f7" draw:formula="?f4 / 1831730"/>
                <draw:equation draw:name="f8" draw:formula="0 * ?f5 / 2095500"/>
                <draw:equation draw:name="f9" draw:formula="274760 * ?f4 / 1831730"/>
                <draw:equation draw:name="f10" draw:formula="1179635 * ?f5 / 2095500"/>
                <draw:equation draw:name="f11" draw:formula="0 * ?f4 / 1831730"/>
                <draw:equation draw:name="f12" draw:formula="2095500 * ?f5 / 2095500"/>
                <draw:equation draw:name="f13" draw:formula="915865 * ?f4 / 1831730"/>
                <draw:equation draw:name="f14" draw:formula="1831730 * ?f4 / 1831730"/>
                <draw:equation draw:name="f15" draw:formula="1556971 * ?f4 / 1831730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7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custom-shape draw:style-name="gr4" draw:text-style-name="P4" draw:layer="layout" svg:width="2.91cm" svg:height="2.91cm" svg:x="20.935cm" svg:y="7.921cm">
              <text:p text:style-name="P2"><text:span text:style-name="T2">study bidsmap </text:span></text:p>
              <draw:enhanced-geometry svg:viewBox="0 0 1047750 1047750" draw:text-areas="?f20 ?f22 ?f21 ?f23" draw:glue-points="?f14 ?f15 ?f16 ?f17 ?f18 ?f15 ?f16 ?f19 ?f14 ?f15" draw:type="non-primitive" draw:enhanced-path="M 0 523875 C 0 234547 234547 0 523875 0 813203 0 1047750 234547 1047750 523875 1047750 813203 813203 1047750 523875 1047750 234547 1047750 0 813203 0 52387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047750"/>
                <draw:equation draw:name="f7" draw:formula="?f4 / 1047750"/>
                <draw:equation draw:name="f8" draw:formula="0 * ?f5 / 1047750"/>
                <draw:equation draw:name="f9" draw:formula="523875 * ?f4 / 1047750"/>
                <draw:equation draw:name="f10" draw:formula="523875 * ?f5 / 1047750"/>
                <draw:equation draw:name="f11" draw:formula="0 * ?f4 / 1047750"/>
                <draw:equation draw:name="f12" draw:formula="1047750 * ?f5 / 1047750"/>
                <draw:equation draw:name="f13" draw:formula="1047750 * ?f4 / 1047750"/>
                <draw:equation draw:name="f14" draw:formula="?f8 / ?f6"/>
                <draw:equation draw:name="f15" draw:formula="?f9 / ?f7"/>
                <draw:equation draw:name="f16" draw:formula="?f10 / ?f6"/>
                <draw:equation draw:name="f17" draw:formula="?f11 / ?f7"/>
                <draw:equation draw:name="f18" draw:formula="?f12 / ?f6"/>
                <draw:equation draw:name="f19" draw:formula="?f13 / ?f7"/>
                <draw:equation draw:name="f20" draw:formula="?f0 / ?f6"/>
                <draw:equation draw:name="f21" draw:formula="?f1 / ?f6"/>
                <draw:equation draw:name="f22" draw:formula="?f2 / ?f7"/>
                <draw:equation draw:name="f23" draw:formula="?f3 / ?f7"/>
              </draw:enhanced-geometry>
            </draw:custom-shape>
          </draw:g>
          <draw:custom-shape draw:name="Rectangle 5" draw:style-name="gr5" draw:text-style-name="P1" draw:layer="layout" svg:width="7.646cm" svg:height="7.348cm" svg:x="20.859cm" svg:y="6.071cm">
            <text:p/>
            <draw:enhanced-geometry svg:viewBox="0 0 21600 21600" draw:type="non-primitive" draw:enhanced-path="M 0 0 L 21600 0 21600 21600 0 21600 Z N"/>
          </draw:custom-shape>
          <draw:frame draw:name="TextBox 6" draw:style-name="gr6" draw:text-style-name="P6" draw:layer="layout" svg:width="4.002cm" svg:height="0.94cm" svg:x="11.268cm" svg:y="5.574cm">
            <draw:text-box>
              <text:p text:style-name="P5"><text:span text:style-name="T3">Data discovery</text:span></text:p>
            </draw:text-box>
          </draw:frame>
          <draw:frame draw:name="TextBox 7" draw:style-name="gr6" draw:text-style-name="P6" draw:layer="layout" svg:width="4.612cm" svg:height="0.94cm" svg:x="22.323cm" svg:y="5.574cm">
            <draw:text-box>
              <text:p text:style-name="P5"><text:span text:style-name="T3">Data conversion</text:span></text:p>
            </draw:text-box>
          </draw:frame>
          <draw:frame draw:name="TextBox 8" draw:style-name="gr7" draw:text-style-name="P7" draw:layer="layout" svg:width="7.286cm" svg:height="0.94cm" svg:x="5.632cm" svg:y="12.172cm">
            <draw:text-box>
              <text:p text:style-name="P5"><text:span text:style-name="T3">automatic</text:span></text:p>
            </draw:text-box>
          </draw:frame>
          <draw:frame draw:name="TextBox 9" draw:style-name="gr7" draw:text-style-name="P7" draw:layer="layout" svg:width="7.286cm" svg:height="0.94cm" svg:x="21.038cm" svg:y="12.172cm">
            <draw:text-box>
              <text:p text:style-name="P5"><text:span text:style-name="T3">automatic</text:span></text:p>
            </draw:text-box>
          </draw:frame>
          <draw:frame draw:name="TextBox 11" draw:style-name="gr7" draw:text-style-name="P7" draw:layer="layout" svg:width="7.286cm" svg:height="0.94cm" svg:x="13.29cm" svg:y="12.172cm">
            <draw:text-box>
              <text:p text:style-name="P5"><text:span text:style-name="T3">user interaction </text:span></text:p>
            </draw:text-box>
          </draw:fram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30">1/30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  <dc:title>PowerPoint Presentation</dc:title>
    <meta:initial-creator>Marcel Zwiers</meta:initial-creator>
    <meta:creation-date>2021-03-04T08:32:06Z</meta:creation-date>
    <dc:date>2025-01-30T16:07:43.969473449</dc:date>
    <meta:editing-cycles>8</meta:editing-cycles>
    <meta:editing-duration>PT2H13M24S</meta:editing-duration>
    <meta:document-statistic meta:object-count="163"/>
  </office:meta>
</office:document-meta>
</file>